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BE76A0BC75C19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894cm" fo:min-width="9.914cm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3.814cm" fo:min-width="5.342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56cm" fo:min-width="3.31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2cm" fo:min-width="3.31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327cm" fo:min-width="1.036cm"/>
    </style:style>
    <style:style style:name="gr7" style:family="graphic" style:parent-style-name="objectwithoutfill">
      <style:graphic-properties svg:stroke-width="0.018cm" svg:stroke-color="#000000" draw:marker-start-width="0.227cm" draw:marker-end-width="0.227cm" draw:fill="none" draw:fill-color="#ffffff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svg:stroke-color="#000000" draw:marker-start-width="0.227cm" draw:marker-end="Symmetric_20_Arrow" draw:marker-end-width="0.227cm" draw:fill="none" draw:fill-color="#ffffff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259cm" fo:min-width="0.814cm"/>
    </style:style>
    <style:style style:name="gr11" style:family="graphic" style:parent-style-name="objectwithoutfill">
      <style:graphic-properties svg:stroke-width="0.018cm" svg:stroke-color="#000000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dash" draw:stroke-dash="Fine_20_Dashed" svg:stroke-width="0.018cm" svg:stroke-color="#000000" draw:marker-start-width="0.227cm" draw:marker-end-width="0.227cm" draw:fill="none" draw:fill-color="#ffffff" draw:textarea-horizontal-align="justify" draw:textarea-vertical-align="middle" draw:auto-grow-height="false" fo:min-height="0.595cm" fo:min-width="0.345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259cm" fo:min-width="0.129cm"/>
    </style:style>
    <style:style style:name="gr14" style:family="graphic" style:parent-style-name="objectwithoutfill">
      <style:graphic-properties draw:stroke="dash" draw:stroke-dash="Fine_20_Dashed" svg:stroke-width="0.018cm" svg:stroke-color="#000000" draw:marker-start-width="0.227cm" draw:marker-end="Symmetric_20_Arrow" draw:marker-end-width="0.327cm" draw:fill="none" draw:fill-color="#000000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Ultrafine_20_Dashed" svg:stroke-width="0.018cm" svg:stroke-color="#000000" draw:marker-start-width="0.227cm" draw:marker-end="Symmetric_20_Arrow" draw:marker-end-width="0.327cm" draw:fill="none" draw:fill-color="#000000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.637cm" fo:min-width="2.555cm"/>
    </style:style>
    <style:style style:name="gr17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12cm" fo:min-width="1.151cm" fo:padding-top="0.134cm" fo:padding-bottom="0.134cm" fo:padding-left="0.259cm" fo:padding-right="0.259cm"/>
    </style:style>
    <style:style style:name="gr19" style:family="graphic" style:parent-style-name="objectwithoutfill">
      <style:graphic-properties svg:stroke-width="0.018cm" svg:stroke-color="#000000" draw:marker-start-width="0.227cm" draw:marker-end="Symmetric_20_Arrow" draw:marker-end-width="0.327cm" draw:fill="none" draw:fill-color="#ffffff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687cm" fo:min-width="3.31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3.433cm" fo:min-width="3.056cm" fo:padding-top="0.134cm" fo:padding-bottom="0.134cm" fo:padding-left="0.259cm" fo:padding-right="0.259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1.387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1.64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94cm" fo:min-width="1.641cm" fo:padding-top="0.134cm" fo:padding-bottom="0.134cm" fo:padding-left="0.259cm" fo:padding-right="0.25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  <style:text-properties style:font-name="cmmi10" fo:font-size="8pt" style:font-size-asian="8pt" style:font-size-complex="8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mmi10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cmmi10" fo:font-size="8pt" style:font-size-asian="8pt" style:font-size-complex="8pt"/>
    </style:style>
    <style:style style:name="T4" style:family="text">
      <style:text-properties style:text-position="-33% 58%" style:font-name="cmmi10"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mmi10"/>
    </style:style>
    <style:style style:name="T7" style:family="text">
      <style:text-properties style:text-position="-33% 58%" style:font-name="cmmi1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9.144cm" svg:x="4.683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4.064cm" svg:x="9.255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3.81cm" svg:x="11.16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1cm" svg:height="1.27cm" svg:x="11.16cm" svg:y="4.81cm">
          <text:p text:style-name="P3"><text:span text:style-name="T1">P</text:span><text:span text:style-name="T1">ar</text:span><text:span text:style-name="T1">ti</text:span><text:span text:style-name="T1">ke</text:span><text:span text:style-name="T1">ls</text:span><text:span text:style-name="T1">ys</text:span><text:span text:style-name="T1">te</text:span><text:span text:style-name="T1">m</text:span><text:line-break/><text:span text:style-name="T2">(ge</text:span><text:span text:style-name="T2">no</text:span><text:span text:style-name="T2">m </text:span><text:span text:style-name="T2">Op</text:span><text:span text:style-name="T2">en</text:span><text:span text:style-name="T2">CL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1cm" svg:height="1.27cm" svg:x="11.16cm" svg:y="12.43cm">
          <text:p text:style-name="P3"><text:span text:style-name="T1">P</text:span><text:span text:style-name="T1">ar</text:span><text:span text:style-name="T1">ti</text:span><text:span text:style-name="T1">ke</text:span><text:span text:style-name="T1">lr</text:span><text:span text:style-name="T1">en</text:span><text:span text:style-name="T1">de</text:span><text:span text:style-name="T1">ra</text:span><text:span text:style-name="T1">re</text:span><text:line-break/><text:span text:style-name="T2">(ge</text:span><text:span text:style-name="T2">no</text:span><text:span text:style-name="T2">m </text:span><text:span text:style-name="T2">Op</text:span><text:span text:style-name="T2">en</text:span><text:span text:style-name="T2">GL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27cm" svg:height="0.127cm" svg:x="14.462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124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248cm" svg:y="1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248cm" svg:y="10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298cm" svg:y="9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115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418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228cm" svg:y="9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425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594cm" svg:y="9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333cm" svg:y="9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108cm" svg:y="8.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957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396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65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675cm" svg:y="9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91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17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201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95cm" svg:y="9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14cm" svg:y="8.7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193cm" svg:y="8.5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995cm" svg:y="8.58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336cm" svg:y="8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012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772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001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856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915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65cm" svg:y="8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748cm" svg:y="8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656cm" svg:y="8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499cm" svg:y="8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299cm" svg:y="8.4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304cm" svg:y="8.18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067cm" svg:y="8.3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867cm" svg:y="8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3.078cm" svg:y="8.5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601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585cm" svg:y="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628cm" svg:y="8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412cm" svg:y="8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483cm" svg:y="8.0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527cm" svg:y="7.8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4.397cm" svg:y="10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283cm" svg:y="7.9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294cm" svg:y="7.7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062cm" svg:y="7.6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2.078cm" svg:y="7.8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1.954cm" svg:y="7.4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536cm" svg:height="0.577cm" svg:x="11.126cm" svg:y="9.515cm">
          <draw:text-box>
            <text:p><text:span text:style-name="T2">(</text:span><text:span text:style-name="T3">v</text:span><text:span text:style-name="T4">x</text:span><text:span text:style-name="T2">,</text:span><text:span text:style-name="T3">v</text:span><text:span text:style-name="T4">y</text:span><text:span text:style-name="T2">,</text:span><text:span text:style-name="T3">v</text:span><text:span text:style-name="T4">z</text:span><text:span text:style-name="T2">)</text:span></text:p>
          </draw:text-box>
        </draw:frame>
        <draw:line draw:style-name="gr7" draw:text-style-name="P2" draw:layer="layout" svg:x1="12.864cm" svg:y1="7.689cm" svg:x2="12.667cm" svg:y2="7.834cm">
          <text:p/>
        </draw:line>
        <draw:line draw:style-name="gr8" draw:text-style-name="P2" draw:layer="layout" svg:x1="12.627cm" svg:y1="9.566cm" svg:x2="12.552cm" svg:y2="8.971cm">
          <text:p/>
        </draw:line>
        <draw:custom-shape draw:style-name="gr9" draw:text-style-name="P6" draw:layer="layout" svg:width="0.042cm" svg:height="0.042cm" svg:x="12.609cm" svg:y="9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314cm" svg:height="0.509cm" svg:x="12.621cm" svg:y="7.448cm">
          <draw:text-box>
            <text:p><text:span text:style-name="T2">(</text:span><text:span text:style-name="T3">x</text:span><text:span text:style-name="T2">,</text:span><text:span text:style-name="T3">y</text:span><text:span text:style-name="T2">,</text:span><text:span text:style-name="T3">z</text:span><text:span text:style-name="T2">)</text:span></text:p>
          </draw:text-box>
        </draw:frame>
        <draw:line draw:style-name="gr11" draw:text-style-name="P7" draw:layer="layout" svg:x1="12.406cm" svg:y1="9.775cm" svg:x2="12.594cm" svg:y2="9.603cm">
          <text:p/>
        </draw:line>
        <draw:custom-shape draw:style-name="gr12" draw:text-style-name="P2" draw:layer="layout" svg:width="1.195cm" svg:height="1.195cm" svg:x="13.028cm" svg:y="8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13.614cm" svg:y1="9.155cm" svg:x2="13.148cm" svg:y2="8.788cm">
          <text:p/>
        </draw:line>
        <draw:frame draw:style-name="gr13" draw:text-style-name="P8" draw:layer="layout" svg:width="0.629cm" svg:height="0.509cm" svg:x="13.182cm" svg:y="8.6cm">
          <draw:text-box>
            <text:p><text:span text:style-name="T3">r</text:span></text:p>
          </draw:text-box>
        </draw:frame>
        <draw:line draw:style-name="gr14" draw:text-style-name="P7" draw:layer="layout" svg:x1="11.795cm" svg:y1="6.08cm" svg:x2="11.795cm" svg:y2="7.35cm">
          <text:p/>
        </draw:line>
        <draw:line draw:style-name="gr15" draw:text-style-name="P7" draw:layer="layout" svg:x1="14.335cm" svg:y1="11.16cm" svg:x2="14.335cm" svg:y2="12.43cm">
          <text:p/>
        </draw:line>
        <draw:frame draw:style-name="gr16" draw:text-style-name="P9" draw:layer="layout" svg:width="3.106cm" svg:height="0.887cm" svg:x="11.795cm" svg:y="6.207cm">
          <draw:text-box>
            <text:p><text:span text:style-name="T5">Fl</text:span><text:span text:style-name="T5">yt</text:span><text:span text:style-name="T5">ta</text:span><text:span text:style-name="T5">r </text:span><text:span text:style-name="T5">pa</text:span><text:span text:style-name="T5">rti</text:span><text:span text:style-name="T5">kl</text:span><text:span text:style-name="T5">ar</text:span></text:p>
            <text:p><text:span text:style-name="T5">(m</text:span><text:span text:style-name="T5">od</text:span><text:span text:style-name="T5">ifi</text:span><text:span text:style-name="T5">er</text:span><text:span text:style-name="T5">ar </text:span><text:span text:style-name="T5">de</text:span><text:span text:style-name="T5">m)</text:span></text:p>
          </draw:text-box>
        </draw:frame>
        <draw:frame draw:style-name="gr17" draw:text-style-name="P10" draw:layer="layout" svg:width="0.802cm" svg:height="0.737cm" svg:x="14.208cm" svg:y="7.375cm">
          <draw:text-box>
            <text:p><text:span text:style-name="T6">t</text:span><text:span text:style-name="T7">n</text:span></text:p>
          </draw:text-box>
        </draw:frame>
        <draw:frame draw:style-name="gr17" draw:text-style-name="P12" draw:layer="layout" svg:width="1.438cm" svg:height="0.636cm" svg:x="9.468cm" svg:y="8.873cm">
          <draw:text-box>
            <text:p text:style-name="P11"><text:span text:style-name="T8">G</text:span><text:span text:style-name="T8">P</text:span><text:span text:style-name="T8">U</text:span></text:p>
          </draw:text-box>
        </draw:frame>
        <draw:custom-shape draw:style-name="gr18" draw:text-style-name="P1" xml:id="id2" draw:id="id2" draw:layer="layout" svg:width="1.651cm" svg:height="0.762cm" svg:x="9.382cm" svg:y="7.604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18" draw:text-style-name="P1" xml:id="id4" draw:id="id4" draw:layer="layout" svg:width="1.651cm" svg:height="0.762cm" svg:x="9.382cm" svg:y="10.144cm">
          <text:p text:style-name="P3">shader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11.16cm" svg:y1="5.445cm" svg:x2="10.207cm" svg:y2="7.604cm" draw:start-shape="id1" draw:start-glue-point="3" draw:end-shape="id2" draw:end-glue-point="0" svg:d="M11160 5445h-953v2159" svg:viewBox="0 0 954 2160">
          <text:p/>
        </draw:connector>
        <draw:connector draw:style-name="gr19" draw:text-style-name="P2" draw:layer="layout" svg:x1="11.16cm" svg:y1="13.065cm" svg:x2="10.207cm" svg:y2="10.906cm" draw:start-shape="id3" draw:start-glue-point="3" draw:end-shape="id4" svg:d="M11160 13065h-953v-2159" svg:viewBox="0 0 954 2160">
          <text:p/>
        </draw:connector>
        <draw:line draw:style-name="gr19" draw:text-style-name="P2" draw:layer="layout" svg:x1="11.033cm" svg:y1="7.731cm" svg:x2="11.668cm" svg:y2="7.731cm">
          <text:p/>
        </draw:line>
        <draw:line draw:style-name="gr19" draw:text-style-name="P2" draw:layer="layout" svg:x1="11.668cm" svg:y1="8.239cm" svg:x2="11.033cm" svg:y2="8.239cm">
          <text:p/>
        </draw:line>
        <draw:line draw:style-name="gr19" draw:text-style-name="P2" draw:layer="layout" svg:x1="11.668cm" svg:y1="10.525cm" svg:x2="11.033cm" svg:y2="10.525cm">
          <text:p/>
        </draw:line>
        <draw:custom-shape draw:style-name="gr20" draw:text-style-name="P1" draw:layer="layout" svg:width="3.81cm" svg:height="3.937cm" svg:x="4.81cm" svg:y="7.223cm">
          <text:p text:style-name="P3"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382cm" svg:y1="10.525cm" svg:x2="8.62cm" svg:y2="10.525cm">
          <text:p/>
        </draw:line>
        <draw:frame draw:style-name="gr17" draw:text-style-name="P14" draw:layer="layout" svg:width="1.59cm" svg:height="0.636cm" svg:x="12.049cm" svg:y="10.271cm">
          <draw:text-box>
            <text:p text:style-name="P13"><text:span text:style-name="T8">b</text:span><text:span text:style-name="T8">uf</text:span><text:span text:style-name="T8">fe</text:span><text:span text:style-name="T8">r</text:span></text:p>
          </draw:text-box>
        </draw:frame>
        <draw:custom-shape draw:style-name="gr21" draw:text-style-name="P1" draw:layer="layout" svg:width="3.556cm" svg:height="3.683cm" svg:x="4.937cm" svg:y="7.35cm">
          <text:p text:style-name="P3"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3.567cm" svg:height="3.695cm" svg:x="4.931cm" svg:y="7.343cm">
          <draw:image xlink:href="Pictures/1000020100000200000002009BE76A0BC75C1913.png" xlink:type="simple" xlink:show="embed" xlink:actuate="onLoad">
            <text:p/>
          </draw:image>
        </draw:frame>
        <draw:frame draw:style-name="gr23" draw:text-style-name="P15" draw:layer="layout" svg:width="2.873cm" svg:height="0.636cm" svg:x="5.199cm" svg:y="6.549cm">
          <draw:text-box>
            <text:p>Visualisering</text:p>
          </draw:text-box>
        </draw:frame>
        <draw:frame draw:style-name="gr16" draw:text-style-name="P16" draw:layer="layout" svg:width="3.055cm" svg:height="0.887cm" svg:x="11.407cm" svg:y="11.414cm">
          <draw:text-box>
            <text:p text:style-name="P3"><text:span text:style-name="T5">Ri</text:span><text:span text:style-name="T5">ta</text:span><text:span text:style-name="T5">r </text:span><text:span text:style-name="T5">pa</text:span><text:span text:style-name="T5">rti</text:span><text:span text:style-name="T5">kl</text:span><text:span text:style-name="T5">ar</text:span></text:p>
            <text:p text:style-name="P3"><text:span text:style-name="T5">(m</text:span><text:span text:style-name="T5">od</text:span><text:span text:style-name="T5">ifi</text:span><text:span text:style-name="T5">er</text:span><text:span text:style-name="T5">ar</text:span><text:span text:style-name="T5">s </text:span><text:span text:style-name="T5">ej)</text:span></text:p>
          </draw:text-box>
        </draw:frame>
        <draw:custom-shape draw:style-name="gr24" draw:text-style-name="P1" draw:layer="layout" svg:width="1.905cm" svg:height="0.762cm" svg:x="7.985cm" svg:y="12.938cm">
          <text:p text:style-name="P3">shader 1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9.89cm" svg:y1="13.319cm" svg:x2="11.16cm" svg:y2="13.319cm">
          <text:p/>
        </draw:line>
        <draw:custom-shape draw:style-name="gr24" draw:text-style-name="P1" draw:layer="layout" svg:width="1.905cm" svg:height="0.762cm" svg:x="6.08cm" svg:y="12.938cm">
          <text:p text:style-name="P3">shader 2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8.874cm" svg:y1="12.303cm" svg:x2="8.874cm" svg:y2="12.938cm">
          <text:p/>
        </draw:line>
        <draw:frame draw:style-name="gr23" draw:text-style-name="P18" draw:layer="layout" svg:width="3.368cm" svg:height="0.539cm" svg:x="5.407cm" svg:y="12.328cm">
          <draw:text-box>
            <text:p text:style-name="P17"><text:span text:style-name="T9">Visualiseringsmetod:</text:span></text:p>
          </draw:text-box>
        </draw:frame>
        <draw:custom-shape draw:style-name="gr25" draw:text-style-name="P1" draw:layer="layout" svg:width="2.158cm" svg:height="0.762cm" svg:x="7.731cm" svg:y="4.81cm">
          <text:p text:style-name="P3">scenario 1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159cm" svg:height="0.762cm" svg:x="5.572cm" svg:y="4.81cm">
          <text:p text:style-name="P3">scenario 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" draw:layer="layout" svg:x1="9.89cm" svg:y1="5.191cm" svg:x2="11.16cm" svg:y2="5.191cm">
          <text:p/>
        </draw:line>
        <draw:line draw:style-name="gr19" draw:text-style-name="P2" draw:layer="layout" svg:x1="8.747cm" svg:y1="6.207cm" svg:x2="8.747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pitch="variable"/>
    <style:font-face style:name="cmr10" svg:font-family="cmr10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r10" fo:font-family="cmr10" style:font-style-name="Regular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1:26:51.170106570</meta:creation-date>
    <dc:date>2017-05-25T22:38:17.128151158</dc:date>
    <meta:editing-duration>PT1H</meta:editing-duration>
    <meta:editing-cycles>21</meta:editing-cycles>
    <meta:generator>LibreOffice/5.3.2.2$Linux_X86_64 LibreOffice_project/30m0$Build-2</meta:generator>
    <meta:document-statistic meta:object-count="92"/>
  </office:meta>
</office:document-meta>
</file>